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1000001CA9FF07EA9E2B7EC15.png" manifest:media-type="image/png"/>
  <manifest:file-entry manifest:full-path="Pictures/1000000000000223000001CCC8AF5CFAE960FD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35in" svg:height="3.6575in" draw:z-index="0"><draw:image xlink:href="Pictures/1000000000000223000001CCC8AF5CFAE960FD04.png" xlink:type="simple" xlink:show="embed" xlink:actuate="onLoad"/></draw:frame></text:p>
      <text:p text:style-name="Standard"/>
      <text:p text:style-name="Standard"><draw:frame draw:style-name="fr1" draw:name="Image2" text:anchor-type="paragraph" svg:width="4.6717in" svg:height="3.9256in" draw:z-index="1"><draw:image xlink:href="Pictures/1000000000000221000001CA9FF07EA9E2B7EC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1:29:59.814786580</meta:creation-date>
    <dc:date>2018-06-10T21:31:05.349741839</dc:date>
    <meta:editing-duration>PT1M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